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total min</text:p>
          </table:table-cell>
          <table:table-cell office:value-type="string">
            <text:p>total ms</text:p>
          </table:table-cell>
          <table:table-cell office:value-type="string">
            <text:p>T</text:p>
          </table:table-cell>
          <table:table-cell office:value-type="string">
            <text:p>BPM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formula="of:=[.A2]*60000" office:value-type="float" office:value="0">
            <text:p>0</text:p>
          </table:table-cell>
          <table:table-cell table:formula="of:=60/(30+([.B2]*270/5400000))" office:value-type="float" office:value="2">
            <text:p>2</text:p>
          </table:table-cell>
          <table:table-cell table:formula="of:=30+([.B2]*270/5400000)"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formula="of:=[.A3]*60000" office:value-type="float" office:value="1800000">
            <text:p>1800000</text:p>
          </table:table-cell>
          <table:table-cell table:formula="of:=60/(30+([.B3]*270/5400000))" office:value-type="float" office:value="0.5">
            <text:p>0,5</text:p>
          </table:table-cell>
          <table:table-cell table:formula="of:=30+([.B3]*270/5400000)" office:value-type="float" office:value="120">
            <text:p>120</text:p>
          </table:table-cell>
          <table:table-cell table:number-columns-repeated="3"/>
          <table:table-cell>
            <draw:frame table:end-cell-address="Feuille1.O24" table:end-x="0.614cm" table:end-y="0.16cm" draw:z-index="0" draw:style-name="gr1" draw:text-style-name="P1" svg:width="16.002cm" svg:height="9.431cm" svg:x="0.419cm" svg:y="0.213cm">
              <draw:object draw:notify-on-update-of-ranges="Feuille1.A11:Feuille1.A21 Feuille1.B11:Feuille1.B2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f:=[.A4]*60000" office:value-type="float" office:value="2400000">
            <text:p>2400000</text:p>
          </table:table-cell>
          <table:table-cell table:formula="of:=60/(30+([.B4]*270/5400000))" office:value-type="float" office:value="0.4">
            <text:p>0,4</text:p>
          </table:table-cell>
          <table:table-cell table:formula="of:=30+([.B4]*270/5400000)" office:value-type="float" office:value="150">
            <text:p>150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formula="of:=[.A5]*60000" office:value-type="float" office:value="2700000">
            <text:p>2700000</text:p>
          </table:table-cell>
          <table:table-cell table:formula="of:=60/(30+([.B5]*270/5400000))" office:value-type="float" office:value="0.363636363636364">
            <text:p>0,3636363636</text:p>
          </table:table-cell>
          <table:table-cell table:formula="of:=30+([.B5]*270/5400000)" office:value-type="float" office:value="165">
            <text:p>165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formula="of:=[.A6]*60000" office:value-type="float" office:value="3600000">
            <text:p>3600000</text:p>
          </table:table-cell>
          <table:table-cell table:formula="of:=60/(30+([.B6]*270/5400000))" office:value-type="float" office:value="0.285714285714286">
            <text:p>0,2857142857</text:p>
          </table:table-cell>
          <table:table-cell table:formula="of:=30+([.B6]*270/5400000)" office:value-type="float" office:value="210">
            <text:p>210</text:p>
          </table:table-cell>
          <table:table-cell table:number-columns-repeated="4"/>
        </table:table-row>
        <table:table-row table:style-name="ro1">
          <table:table-cell office:value-type="float" office:value="90">
            <text:p>90</text:p>
          </table:table-cell>
          <table:table-cell table:formula="of:=[.A7]*60000" office:value-type="float" office:value="5400000">
            <text:p>5400000</text:p>
          </table:table-cell>
          <table:table-cell table:formula="of:=60/(30+([.B7]*270/5400000))" office:value-type="float" office:value="0.2">
            <text:p>0,2</text:p>
          </table:table-cell>
          <table:table-cell table:formula="of:=30+([.B7]*270/5400000)" office:value-type="float" office:value="300">
            <text:p>300</text:p>
          </table:table-cell>
          <table:table-cell table:number-columns-repeated="4"/>
        </table:table-row>
        <table:table-row table:style-name="ro1">
          <table:table-cell/>
          <table:table-cell table:formula="of:=[.A8]*60000" office:value-type="float" office:value="0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[.A9]*60000" office:value-type="float" office:value="0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[.A10]*60000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table:formula="of:=[.A11]*60000" office:value-type="float" office:value="0">
            <text:p>0</text:p>
          </table:table-cell>
          <table:table-cell table:formula="of:=5400000-[.B11]" office:value-type="float" office:value="5400000">
            <text:p>5400000</text:p>
          </table:table-cell>
          <table:table-cell table:formula="of:=1000000/[.C11]" office:value-type="float" office:value="0.185185185185185">
            <text:p>0,1851851852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formula="of:=[.A12]*60000" office:value-type="float" office:value="600000">
            <text:p>600000</text:p>
          </table:table-cell>
          <table:table-cell table:formula="of:=5400000-[.B12]" office:value-type="float" office:value="4800000">
            <text:p>4800000</text:p>
          </table:table-cell>
          <table:table-cell table:formula="of:=1000000/[.C12]" office:value-type="float" office:value="0.208333333333333">
            <text:p>0,2083333333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A13]*60000" office:value-type="float" office:value="1200000">
            <text:p>1200000</text:p>
          </table:table-cell>
          <table:table-cell table:formula="of:=5400000-[.B13]" office:value-type="float" office:value="4200000">
            <text:p>4200000</text:p>
          </table:table-cell>
          <table:table-cell table:formula="of:=1000000/[.C13]" office:value-type="float" office:value="0.238095238095238">
            <text:p>0,2380952381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formula="of:=[.A14]*60000" office:value-type="float" office:value="1800000">
            <text:p>1800000</text:p>
          </table:table-cell>
          <table:table-cell table:formula="of:=5400000-[.B14]" office:value-type="float" office:value="3600000">
            <text:p>3600000</text:p>
          </table:table-cell>
          <table:table-cell table:formula="of:=1000000/[.C14]" office:value-type="float" office:value="0.277777777777778">
            <text:p>0,2777777778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formula="of:=[.A15]*60000" office:value-type="float" office:value="2400000">
            <text:p>2400000</text:p>
          </table:table-cell>
          <table:table-cell table:formula="of:=5400000-[.B15]" office:value-type="float" office:value="3000000">
            <text:p>3000000</text:p>
          </table:table-cell>
          <table:table-cell table:formula="of:=1000000/[.C15]" office:value-type="float" office:value="0.333333333333333">
            <text:p>0,3333333333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formula="of:=[.A16]*60000" office:value-type="float" office:value="3000000">
            <text:p>3000000</text:p>
          </table:table-cell>
          <table:table-cell table:formula="of:=5400000-[.B16]" office:value-type="float" office:value="2400000">
            <text:p>2400000</text:p>
          </table:table-cell>
          <table:table-cell table:formula="of:=1000000/[.C16]" office:value-type="float" office:value="0.416666666666667">
            <text:p>0,4166666667</text:p>
            <draw:frame table:end-cell-address="Feuille1.O56" table:end-x="1.004cm" table:end-y="0.452cm" draw:z-index="1" draw:style-name="gr1" draw:text-style-name="P1" svg:width="25.815cm" svg:height="18.118cm" svg:x="0.028cm" svg:y="0.399cm">
              <draw:object draw:notify-on-update-of-ranges="Feuille1.A23:Feuille1.A33 Feuille1.C23:Feuille1.C33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formula="of:=[.A17]*60000" office:value-type="float" office:value="3600000">
            <text:p>3600000</text:p>
          </table:table-cell>
          <table:table-cell table:formula="of:=5400000-[.B17]" office:value-type="float" office:value="1800000">
            <text:p>1800000</text:p>
          </table:table-cell>
          <table:table-cell table:formula="of:=1000000/[.C17]" office:value-type="float" office:value="0.555555555555556">
            <text:p>0,5555555556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table:formula="of:=[.A18]*60000" office:value-type="float" office:value="4200000">
            <text:p>4200000</text:p>
          </table:table-cell>
          <table:table-cell table:formula="of:=5400000-[.B18]" office:value-type="float" office:value="1200000">
            <text:p>1200000</text:p>
          </table:table-cell>
          <table:table-cell table:formula="of:=1000000/[.C18]" office:value-type="float" office:value="0.833333333333333">
            <text:p>0,8333333333</text:p>
          </table:table-cell>
          <table:table-cell table:number-columns-repeated="4"/>
        </table:table-row>
        <table:table-row table:style-name="ro1">
          <table:table-cell office:value-type="float" office:value="80">
            <text:p>80</text:p>
          </table:table-cell>
          <table:table-cell table:formula="of:=[.A19]*60000" office:value-type="float" office:value="4800000">
            <text:p>4800000</text:p>
          </table:table-cell>
          <table:table-cell table:formula="of:=5400000-[.B19]" office:value-type="float" office:value="600000">
            <text:p>600000</text:p>
          </table:table-cell>
          <table:table-cell table:formula="of:=1000000/[.C19]" office:value-type="float" office:value="1.66666666666667">
            <text:p>1,6666666667</text:p>
          </table:table-cell>
          <table:table-cell table:number-columns-repeated="4"/>
        </table:table-row>
        <table:table-row table:style-name="ro1">
          <table:table-cell office:value-type="float" office:value="89">
            <text:p>89</text:p>
          </table:table-cell>
          <table:table-cell table:formula="of:=[.A20]*60000" office:value-type="float" office:value="5340000">
            <text:p>5340000</text:p>
          </table:table-cell>
          <table:table-cell table:formula="of:=5400000-[.B20]" office:value-type="float" office:value="60000">
            <text:p>60000</text:p>
          </table:table-cell>
          <table:table-cell table:formula="of:=1000000/[.C20]" office:value-type="float" office:value="16.6666666666667">
            <text:p>16,6666666667</text:p>
          </table:table-cell>
          <table:table-cell table:number-columns-repeated="4"/>
        </table:table-row>
        <table:table-row table:style-name="ro1">
          <table:table-cell office:value-type="float" office:value="90">
            <text:p>90</text:p>
          </table:table-cell>
          <table:table-cell table:formula="of:=[.A21]*60000" office:value-type="float" office:value="5400000">
            <text:p>5400000</text:p>
          </table:table-cell>
          <table:table-cell table:formula="of:=5400000-[.B21]" office:value-type="float" office:value="0">
            <text:p>0</text:p>
          </table:table-cell>
          <table:table-cell table:formula="of:=1000000/[.C21]" office:value-type="float" office:value="0">
            <text:p>#DIV/0 !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table:formula="of:=2-0.02*[.A23]" office:value-type="float" office:value="2">
            <text:p>2</text:p>
          </table:table-cell>
          <table:table-cell table:formula="of:=60/[.B23]"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table:formula="of:=2-0.02*[.A24]" office:value-type="float" office:value="1.8">
            <text:p>1,8</text:p>
          </table:table-cell>
          <table:table-cell table:formula="of:=60/[.B24]" office:value-type="float" office:value="33.3333333333333">
            <text:p>33,3333333333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table:formula="of:=2-0.02*[.A25]" office:value-type="float" office:value="1.6">
            <text:p>1,6</text:p>
          </table:table-cell>
          <table:table-cell table:formula="of:=60/[.B25]" office:value-type="float" office:value="37.5">
            <text:p>37,5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table:formula="of:=2-0.02*[.A26]" office:value-type="float" office:value="1.4">
            <text:p>1,4</text:p>
          </table:table-cell>
          <table:table-cell table:formula="of:=60/[.B26]" office:value-type="float" office:value="42.8571428571429">
            <text:p>42,8571428571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table:formula="of:=2-0.02*[.A27]" office:value-type="float" office:value="1.2">
            <text:p>1,2</text:p>
          </table:table-cell>
          <table:table-cell table:formula="of:=60/[.B27]"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table:formula="of:=2-0.02*[.A28]" office:value-type="float" office:value="1">
            <text:p>1</text:p>
          </table:table-cell>
          <table:table-cell table:formula="of:=60/[.B28]"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table:formula="of:=2-0.02*[.A29]" office:value-type="float" office:value="0.8">
            <text:p>0,8</text:p>
          </table:table-cell>
          <table:table-cell table:formula="of:=60/[.B29]"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table:formula="of:=2-0.02*[.A30]" office:value-type="float" office:value="0.6">
            <text:p>0,6</text:p>
          </table:table-cell>
          <table:table-cell table:formula="of:=60/[.B30]" office:value-type="float" office:value="100">
            <text:p>100</text:p>
          </table:table-cell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table:formula="of:=2-0.02*[.A31]" office:value-type="float" office:value="0.4">
            <text:p>0,4</text:p>
          </table:table-cell>
          <table:table-cell table:formula="of:=60/[.B31]" office:value-type="float" office:value="150">
            <text:p>150</text:p>
          </table:table-cell>
          <table:table-cell table:number-columns-repeated="5"/>
        </table:table-row>
        <table:table-row table:style-name="ro1">
          <table:table-cell office:value-type="float" office:value="89">
            <text:p>89</text:p>
          </table:table-cell>
          <table:table-cell table:formula="of:=2-0.02*[.A32]" office:value-type="float" office:value="0.22">
            <text:p>0,22</text:p>
          </table:table-cell>
          <table:table-cell table:formula="of:=60/[.B32]" office:value-type="float" office:value="272.727272727273">
            <text:p>272,7272727273</text:p>
          </table:table-cell>
          <table:table-cell table:number-columns-repeated="5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2">
            <text:p>0,2</text:p>
          </table:table-cell>
          <table:table-cell table:formula="of:=60/[.B33]" office:value-type="float" office:value="300">
            <text:p>300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41">
            <text:p>41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46">
            <text:p>46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table:number-columns-repeated="6"/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52">
            <text:p>52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6">
            <text:p>56</text:p>
          </table:table-cell>
          <table:table-cell table:number-columns-repeated="6"/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60">
            <text:p>60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table:number-columns-repeated="6"/>
        </table:table-row>
        <table:table-row table:style-name="ro1">
          <table:table-cell office:value-type="float" office:value="4.5">
            <text:p>4,5</text:p>
          </table:table-cell>
          <table:table-cell office:value-type="float" office:value="70">
            <text:p>70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">
            <text:p>76</text:p>
          </table:table-cell>
          <table:table-cell table:number-columns-repeated="6"/>
        </table:table-row>
        <table:table-row table:style-name="ro1">
          <table:table-cell office:value-type="float" office:value="5.5">
            <text:p>5,5</text:p>
          </table:table-cell>
          <table:table-cell office:value-type="float" office:value="84">
            <text:p>84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4">
            <text:p>94</text:p>
          </table:table-cell>
          <table:table-cell table:number-columns-repeated="6"/>
        </table:table-row>
        <table:table-row table:style-name="ro1">
          <table:table-cell office:value-type="float" office:value="6.5">
            <text:p>6,5</text:p>
          </table:table-cell>
          <table:table-cell office:value-type="float" office:value="106">
            <text:p>106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21">
            <text:p>121</text:p>
          </table:table-cell>
          <table:table-cell table:number-columns-repeated="6"/>
        </table:table-row>
        <table:table-row table:style-name="ro1">
          <table:table-cell office:value-type="float" office:value="7.5">
            <text:p>7,5</text:p>
          </table:table-cell>
          <table:table-cell office:value-type="float" office:value="142">
            <text:p>142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2">
            <text:p>172</text:p>
          </table:table-cell>
          <table:table-cell table:number-columns-repeated="6"/>
        </table:table-row>
        <table:table-row table:style-name="ro1">
          <table:table-cell office:value-type="float" office:value="8.5">
            <text:p>8,5</text:p>
          </table:table-cell>
          <table:table-cell office:value-type="float" office:value="218">
            <text:p>218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5">
            <text:p>295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1">
          <table:table-cell>
            <draw:frame table:end-cell-address="Feuille1.H81" table:end-x="1.116cm" table:end-y="0.16cm" draw:z-index="2" draw:style-name="gr1" draw:text-style-name="P1" svg:width="16.922cm" svg:height="10.441cm" svg:x="0cm" svg:y="0.107cm">
              <draw:object draw:notify-on-update-of-ranges="Feuille1.A36:Feuille1.A54 Feuille1.B36:Feuille1.B54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7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8">18/10/2015</text:date>, <text:time>03:0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el </meta:initial-creator>
    <meta:creation-date>2015-10-05T17:51:28.86</meta:creation-date>
    <dc:date>2015-10-18T03:03:18.06</dc:date>
    <dc:creator>gael </dc:creator>
    <meta:editing-duration>PT9H11M45S</meta:editing-duration>
    <meta:editing-cycles>4</meta:editing-cycles>
    <meta:generator>OpenOffice/4.0.1$Win32 OpenOffice.org_project/401m5$Build-9714</meta:generator>
    <meta:document-statistic meta:table-count="3" meta:cell-count="14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9.432cm" xlink:href=".." xlink:type="simple" chart:class="chart:scatter" chart:style-name="ch1">
        <chart:legend chart:legend-position="end" svg:x="13.071cm" svg:y="4.404cm" style:legend-expansion="high" chart:style-name="ch2"/>
        <chart:plot-area chart:style-name="ch3" table:cell-range-address="Feuille1.A11:Feuille1.B21" svg:x="0.77cm" svg:y="0.887cm" svg:width="11.661cm" svg:height="7.937cm">
          <chartooo:coordinate-region svg:x="2.317cm" svg:y="1.099cm" svg:width="9.834cm" svg:height="7.05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B11:Feuille1.B21" chart:class="chart:scatter">
            <chart:domain table:cell-range-address="Feuille1.A11:Feuille1.A21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A11:Feuille1.A21</svg:desc>
                </draw:g>
              </table:table-cell>
              <table:table-cell office:value-type="float" office:value="0">
                <text:p>0</text:p>
                <draw:g>
                  <svg:desc>Feuille1.B11:Feuille1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600000">
                <text:p>60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200000">
                <text:p>120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1800000">
                <text:p>180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2400000">
                <text:p>240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3000000">
                <text:p>3000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3600000">
                <text:p>3600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4200000">
                <text:p>4200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4800000">
                <text:p>4800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9">
                <text:p>89</text:p>
              </table:table-cell>
              <table:table-cell office:value-type="float" office:value="5340000">
                <text:p>5340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">
                <text:p>90</text:p>
              </table:table-cell>
              <table:table-cell office:value-type="float" office:value="5400000">
                <text:p>540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interval-major="3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816cm" svg:height="18.119cm" xlink:href=".." xlink:type="simple" chart:class="chart:scatter" chart:style-name="ch1">
        <chart:plot-area chart:style-name="ch2" table:cell-range-address="Feuille1.A23:Feuille1.A33 Feuille1.C23:Feuille1.C33" svg:x="1.554cm" svg:y="1.583cm" svg:width="23.23cm" svg:height="15.166cm">
          <chartooo:coordinate-region svg:x="2.361cm" svg:y="1.795cm" svg:width="22.143cm" svg:height="14.281cm"/>
          <chart:axis chart:dimension="x" chart:name="primary-x" chart:style-name="ch3">
            <chart:title svg:x="12.225cm" svg:y="17.112cm" chart:style-name="ch4">
              <text:p>temps (min)</text:p>
            </chart:title>
          </chart:axis>
          <chart:axis chart:dimension="y" chart:name="primary-y" chart:style-name="ch5">
            <chart:title svg:x="0.451cm" svg:y="9.554cm" chart:style-name="ch6">
              <text:p>bpm</text:p>
            </chart:title>
            <chart:grid chart:style-name="ch7" chart:class="major"/>
          </chart:axis>
          <chart:series chart:style-name="ch8" chart:values-cell-range-address="Feuille1.C23:Feuille1.C33" chart:class="chart:scatter">
            <chart:domain table:cell-range-address="Feuille1.A23:Feuille1.A33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A23:Feuille1.A33</svg:desc>
                </draw:g>
              </table:table-cell>
              <table:table-cell office:value-type="float" office:value="30">
                <text:p>30</text:p>
                <draw:g>
                  <svg:desc>Feuille1.C23:Feuille1.C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33.3333333333333">
                <text:p>33.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42.8571428571429">
                <text:p>42.85714285714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9">
                <text:p>89</text:p>
              </table:table-cell>
              <table:table-cell office:value-type="float" office:value="272.727272727273">
                <text:p>272.7272727272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">
                <text:p>90</text:p>
              </table:table-cell>
              <table:table-cell office:value-type="float" office:value="300">
                <text:p>3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923cm" svg:height="10.442cm" xlink:href=".." xlink:type="simple" chart:class="chart:scatter" chart:style-name="ch1">
        <chart:legend chart:legend-position="end" svg:x="13.991cm" svg:y="4.909cm" style:legend-expansion="high" chart:style-name="ch2"/>
        <chart:plot-area chart:style-name="ch3" table:cell-range-address="Feuille1.A36:Feuille1.B54" svg:x="0.743cm" svg:y="0.947cm" svg:width="12.272cm" svg:height="9.181cm">
          <chartooo:coordinate-region svg:x="1.55cm" svg:y="1.159cm" svg:width="11.279cm" svg:height="8.29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B36:Feuille1.B54" chart:class="chart:scatter">
            <chart:domain table:cell-range-address="Feuille1.A36:Feuille1.A54"/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A36:Feuille1.A54</svg:desc>
                </draw:g>
              </table:table-cell>
              <table:table-cell office:value-type="float" office:value="40">
                <text:p>40</text:p>
                <draw:g>
                  <svg:desc>Feuille1.B36:Feuille1.B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">
                <text:p>8.5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295">
                <text:p>2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